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444950" style:font-name="Helvetica" fo:font-size="9pt" fo:letter-spacing="normal" fo:font-style="normal" fo:font-weight="normal" officeooo:paragraph-rsid="00151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n Pearson: Wrote much of the awt related methods, especially button events; Javadocs; architecting of classes as buttons/frames </text:p>
      <text:p text:style-name="P1">Elan Miller: wrote unit tests; worked on interface; made class diagram; javadocs </text:p>
      <text:p text:style-name="P1">Noah Saffer: flowchart, game logic, javadocs </text:p>
      <text:p text:style-name="P1">Micah Wolfson: Created save/load methods, created framework for Square cl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7:05:54.326794197</meta:creation-date>
    <dc:date>2018-09-03T17:06:35.651227268</dc:date>
    <meta:editing-duration>PT43S</meta:editing-duration>
    <meta:editing-cycles>1</meta:editing-cycles>
    <meta:document-statistic meta:table-count="0" meta:image-count="0" meta:object-count="0" meta:page-count="1" meta:paragraph-count="4" meta:word-count="46" meta:character-count="332" meta:non-whitespace-character-count="287"/>
    <meta:generator>LibreOffice/5.4.6.2$Linux_X86_64 LibreOffice_project/40m0$Build-2</meta:generator>
  </office:meta>
</office:document-meta>
</file>